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gradient" draw:fill-gradient-name="a607" presentation:transition-type="automatic" presentation:transition-speed="slow" smil:type="fade" smil:subtype="crossfade" presentation:duration="PT3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draw:fill="none" draw:stroke="none"/>
    </style:style>
    <style:style style:family="drawing-page" style:name="a616">
      <style:drawing-page-properties draw:fill="gradient" draw:fill-gradient-name="a615" presentation:transition-type="automatic" presentation:transition-speed="slow" smil:type="fade" smil:subtype="crossfade" presentation:duration="PT3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608" draw:master-page-name="Master1-Layout1-title-Diapositive-de-titre" presentation:presentation-page-layout-name="Master1-PPL1" draw:id="Slide-256">
        <draw:frame draw:id="id208" presentation:style-name="a611" draw:name="Titre 1" svg:x="0.74826in" svg:y="0.75in" svg:width="8.75in" svg:height="3.25in" presentation:class="title" presentation:placeholder="false">
          <draw:text-box>
            <text:p text:style-name="a610" text:class-names="" text:cond-style-name=""><text:span text:style-name="a609" text:class-names="">ORIF Aigle</text:span></text:p>
          </draw:text-box>
          <svg:title/>
          <svg:desc/>
        </draw:frame>
        <draw:frame draw:id="id209" presentation:style-name="a614" draw:name="Sous-titre 2" svg:x="0.74826in" svg:y="4.2037in" svg:width="7in" svg:height="2.12963in" presentation:class="subtitle" presentation:placeholder="false">
          <draw:text-box>
            <text:p text:style-name="a613" text:class-names="" text:cond-style-name=""><text:span text:style-name="a612" text:class-names="">Au cœur du Chablais, l'Orif Aigle est installée depuis 2007 dans les anciens arsenaux rénovés.</text:span></text:p>
          </draw:text-box>
          <svg:title/>
          <svg:desc/>
        </draw:frame>
      </draw:page>
      <draw:page draw:name="Slide2" draw:style-name="a616" draw:master-page-name="Master1-Layout2-obj-Titre-et-contenu" presentation:presentation-page-layout-name="Master1-PPL2" draw:id="Slide-257">
        <draw:frame draw:id="id210" presentation:style-name="a619" draw:name="Titre 1" svg:x="0.74826in" svg:y="4.90741in" svg:width="9.33333in" svg:height="1.64815in" presentation:class="title" presentation:placeholder="false">
          <draw:text-box>
            <text:p text:style-name="a618" text:class-names="" text:cond-style-name=""><text:span text:style-name="a617" text:class-names="">Présentation Orif aigle…</text:span></text:p>
          </draw:text-box>
          <svg:title/>
          <svg:desc/>
        </draw:frame>
        <draw:frame draw:id="id211" presentation:style-name="a620" draw:name="Espace réservé du contenu 3" svg:x="0.74826in" svg:y="1.23268in" svg:width="9.33333in" svg:height="2.98776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presentation:settings presentation:endless="tru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re et contenu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Titre de section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Deux contenus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a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re seul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Vide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u avec légende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Image avec légende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Image panoramique avec légende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re et légende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Citation avec légende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Carte nom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Carte nom citation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Vrai ou faux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re et texte vertical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Titre vertical et texte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8" draw:style="linear" draw:angle="3480" draw:start-color="#64d4ef" draw:end-color="#06588e" draw:start-intensity="100%" draw:end-intensity="100%"/>
    <draw:gradient draw:name="a101" draw:style="linear" draw:angle="3480" draw:start-color="#64d4ef" draw:end-color="#06588e" draw:start-intensity="100%" draw:end-intensity="100%"/>
    <draw:gradient draw:name="a265" draw:style="linear" draw:angle="3480" draw:start-color="#64d4ef" draw:end-color="#06588e" draw:start-intensity="100%" draw:end-intensity="100%"/>
    <draw:gradient draw:name="a442" draw:style="linear" draw:angle="3480" draw:start-color="#64d4ef" draw:end-color="#06588e" draw:start-intensity="100%" draw:end-intensity="100%"/>
    <draw:gradient draw:name="a63" draw:style="linear" draw:angle="3480" draw:start-color="#64d4ef" draw:end-color="#06588e" draw:start-intensity="100%" draw:end-intensity="100%"/>
    <draw:gradient draw:name="a569" draw:style="linear" draw:angle="3480" draw:start-color="#64d4ef" draw:end-color="#06588e" draw:start-intensity="100%" draw:end-intensity="100%"/>
    <draw:gradient draw:name="a407" draw:style="linear" draw:angle="3480" draw:start-color="#64d4ef" draw:end-color="#06588e" draw:start-intensity="100%" draw:end-intensity="100%"/>
    <draw:gradient draw:name="a181" draw:style="linear" draw:angle="3480" draw:start-color="#64d4ef" draw:end-color="#06588e" draw:start-intensity="100%" draw:end-intensity="100%"/>
    <draw:gradient draw:name="a324" draw:style="linear" draw:angle="3480" draw:start-color="#64d4ef" draw:end-color="#06588e" draw:start-intensity="100%" draw:end-intensity="100%"/>
    <draw:gradient draw:name="a502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244" draw:style="linear" draw:angle="3480" draw:start-color="#64d4ef" draw:end-color="#06588e" draw:start-intensity="100%" draw:end-intensity="100%"/>
    <draw:gradient draw:name="a282" draw:style="linear" draw:angle="3480" draw:start-color="#64d4ef" draw:end-color="#06588e" draw:start-intensity="100%" draw:end-intensity="100%"/>
    <draw:gradient draw:name="a615" draw:style="linear" draw:angle="3480" draw:start-color="#64d4ef" draw:end-color="#06588e" draw:start-intensity="100%" draw:end-intensity="100%"/>
    <draw:gradient draw:name="a353" draw:style="linear" draw:angle="3480" draw:start-color="#64d4ef" draw:end-color="#06588e" draw:start-intensity="100%" draw:end-intensity="100%"/>
    <draw:gradient draw:name="a531" draw:style="linear" draw:angle="3480" draw:start-color="#64d4ef" draw:end-color="#06588e" draw:start-intensity="100%" draw:end-intensity="100%"/>
    <draw:gradient draw:name="a126" draw:style="linear" draw:angle="3480" draw:start-color="#64d4ef" draw:end-color="#06588e" draw:start-intensity="100%" draw:end-intensity="100%"/>
    <draw:gradient draw:name="a467" draw:style="linear" draw:angle="3480" draw:start-color="#64d4ef" draw:end-color="#06588e" draw:start-intensity="100%" draw:end-intensity="100%"/>
    <draw:gradient draw:name="a607" draw:style="linear" draw:angle="3480" draw:start-color="#64d4ef" draw:end-color="#06588e" draw:start-intensity="100%" draw:end-intensity="100%"/>
    <draw:gradient draw:name="a382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6">
      <style:graphic-properties draw:fill="none" draw:stroke="solid" svg:stroke-width="0.01042in" svg:stroke-color="#ffffff" svg:stroke-opacity="100%" svg:stroke-linecap="round"/>
    </style:style>
    <style:style style:family="graphic" style:name="a527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1042in" svg:stroke-color="#ffffff" svg:stroke-opacity="100%" svg:stroke-linecap="round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3125in" svg:stroke-color="#ffffff" svg:stroke-opacity="100%" svg:stroke-linecap="round"/>
    </style:style>
    <style:style style:family="paragraph" style:name="a20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none" draw:stroke="solid" svg:stroke-width="0.01042in" svg:stroke-color="#ffffff" svg:stroke-opacity="100%" svg:stroke-linecap="round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3125in" svg:stroke-color="#ffffff" svg:stroke-opacity="100%" svg:stroke-linecap="round"/>
    </style:style>
    <style:style style:family="graphic" style:name="a100">
      <style:graphic-properties draw:fill="none" draw:stroke="solid" svg:stroke-width="0.03125in" svg:stroke-color="#ffffff" svg:stroke-opacity="100%" svg:stroke-linecap="round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gradient" draw:fill-gradient-name="a1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none" draw:stroke="solid" svg:stroke-width="0.01042in" svg:stroke-color="#ffffff" svg:stroke-opacity="100%" svg:stroke-linecap="round"/>
    </style:style>
    <style:style style:family="paragraph" style:name="a21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draw:fill="none" draw:stroke="solid" svg:stroke-width="0.01042in" svg:stroke-color="#ffffff" svg:stroke-opacity="100%" svg:stroke-linecap="round"/>
    </style:style>
    <style:style style:family="graphic" style:name="a322">
      <style:graphic-properties draw:fill="none" draw:stroke="solid" svg:stroke-width="0.03125in" svg:stroke-color="#ffffff" svg:stroke-opacity="100%" svg:stroke-linecap="round"/>
    </style:style>
    <style:style style:family="graphic" style:name="a323">
      <style:graphic-properties draw:fill="none" draw:stroke="solid" svg:stroke-width="0.03125in" svg:stroke-color="#ffffff" svg:stroke-opacity="100%" svg:stroke-linecap="round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042in" svg:stroke-color="#ffffff" svg:stroke-opacity="100%" svg:stroke-linecap="round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1042in" svg:stroke-color="#ffffff" svg:stroke-opacity="100%" svg:stroke-linecap="round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1042in" svg:stroke-color="#ffffff" svg:stroke-opacity="100%" svg:stroke-linecap="round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ffffff" svg:stroke-opacity="100%" svg:stroke-linecap="round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042in" svg:stroke-color="#ffffff" svg:stroke-opacity="100%" svg:stroke-linecap="round"/>
    </style:style>
    <style:style style:family="text" style:name="a5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none" draw:stroke="solid" svg:stroke-width="0.01042in" svg:stroke-color="#ffffff" svg:stroke-opacity="100%" svg:stroke-linecap="round"/>
    </style:style>
    <style:style style:family="paragraph" style:name="a54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draw:fill="none" draw:stroke="solid" svg:stroke-width="0.03125in" svg:stroke-color="#ffffff" svg:stroke-opacity="100%" svg:stroke-linecap="round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none" draw:stroke="solid" svg:stroke-width="0.03125in" svg:stroke-color="#ffffff" svg:stroke-opacity="100%" svg:stroke-linecap="round"/>
    </style:style>
    <style:style style:family="graphic" style:name="a441">
      <style:graphic-properties draw:fill="none" draw:stroke="solid" svg:stroke-width="0.03125in" svg:stroke-color="#ffffff" svg:stroke-opacity="100%" svg:stroke-linecap="round"/>
    </style:style>
    <style:style style:family="drawing-page" style:name="a443">
      <style:drawing-page-properties draw:fill="gradient" draw:fill-gradient-name="a4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1042in" svg:stroke-color="#ffffff" svg:stroke-opacity="100%" svg:stroke-linecap="round"/>
    </style:style>
    <style:style style:family="graphic" style:name="a122">
      <style:graphic-properties draw:fill="none" draw:stroke="solid" svg:stroke-width="0.01042in" svg:stroke-color="#ffffff" svg:stroke-opacity="100%" svg:stroke-linecap="round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3">
      <style:graphic-properties draw:fill="none" draw:stroke="solid" svg:stroke-width="0.01042in" svg:stroke-color="#ffffff" svg:stroke-opacity="100%" svg:stroke-linecap="round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">
      <style:graphic-properties draw:fill="none" draw:stroke="solid" svg:stroke-width="0.03125in" svg:stroke-color="#ffffff" svg:stroke-opacity="100%" svg:stroke-linecap="round"/>
    </style:style>
    <style:style style:family="graphic" style:name="a125">
      <style:graphic-properties draw:fill="none" draw:stroke="solid" svg:stroke-width="0.03125in" svg:stroke-color="#ffffff" svg:stroke-opacity="100%" svg:stroke-linecap="round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042in" svg:stroke-color="#ffffff" svg:stroke-opacity="100%" svg:stroke-linecap="round"/>
    </style:style>
    <style:style style:family="text" style:name="a34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8">
      <style:graphic-properties draw:fill="none" draw:stroke="solid" svg:stroke-width="0.01042in" svg:stroke-color="#ffffff" svg:stroke-opacity="100%" svg:stroke-linecap="round"/>
    </style:style>
    <style:style style:family="graphic" style:name="a349">
      <style:graphic-properties draw:fill="none" draw:stroke="solid" svg:stroke-width="0.01042in" svg:stroke-color="#ffffff" svg:stroke-opacity="100%" svg:stroke-linecap="round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draw:fill="none" draw:stroke="solid" svg:stroke-width="0.01042in" svg:stroke-color="#ffffff" svg:stroke-opacity="100%" svg:stroke-linecap="round"/>
    </style:style>
    <style:style style:family="graphic" style:name="a565">
      <style:graphic-properties draw:fill="none" draw:stroke="solid" svg:stroke-width="0.01042in" svg:stroke-color="#ffffff" svg:stroke-opacity="100%" svg:stroke-linecap="round"/>
    </style:style>
    <style:style style:family="text" style:name="a1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draw:fill="none" draw:stroke="solid" svg:stroke-width="0.01042in" svg:stroke-color="#ffffff" svg:stroke-opacity="100%" svg:stroke-linecap="round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draw:fill="none" draw:stroke="solid" svg:stroke-width="0.03125in" svg:stroke-color="#ffffff" svg:stroke-opacity="100%" svg:stroke-linecap="round"/>
    </style:style>
    <style:style style:family="graphic" style:name="a568">
      <style:graphic-properties draw:fill="none" draw:stroke="solid" svg:stroke-width="0.03125in" svg:stroke-color="#ffffff" svg:stroke-opacity="100%" svg:stroke-linecap="round"/>
    </style:style>
    <style:style style:family="graphic" style:name="a240">
      <style:graphic-properties draw:fill="none" draw:stroke="solid" svg:stroke-width="0.01042in" svg:stroke-color="#ffffff" svg:stroke-opacity="100%" svg:stroke-linecap="round"/>
    </style:style>
    <style:style style:family="text" style:name="a1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042in" svg:stroke-color="#ffffff" svg:stroke-opacity="100%" svg:stroke-linecap="round"/>
    </style:style>
    <style:style style:family="paragraph" style:name="a13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3125in" svg:stroke-color="#ffffff" svg:stroke-opacity="100%" svg:stroke-linecap="round"/>
    </style:style>
    <style:style style:family="graphic" style:name="a243">
      <style:graphic-properties draw:fill="none" draw:stroke="solid" svg:stroke-width="0.03125in" svg:stroke-color="#ffffff" svg:stroke-opacity="100%" svg:stroke-linecap="round"/>
    </style:style>
    <style:style style:family="drawing-page" style:name="a245">
      <style:drawing-page-properties draw:fill="gradient" draw:fill-gradient-name="a2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042in" svg:stroke-color="#ffffff" svg:stroke-opacity="100%" svg:stroke-linecap="round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3125in" svg:stroke-color="#ffffff" svg:stroke-opacity="100%" svg:stroke-linecap="round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125in" svg:stroke-color="#ffffff" svg:stroke-opacity="100%" svg:stroke-linecap="round"/>
    </style:style>
    <style:style style:family="drawing-page" style:name="a354">
      <style:drawing-page-properties draw:fill="gradient" draw:fill-gradient-name="a3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ffffff" svg:stroke-opacity="100%" svg:stroke-linecap="round"/>
    </style:style>
    <style:style style:family="graphic" style:name="a463">
      <style:graphic-properties draw:fill="none" draw:stroke="solid" svg:stroke-width="0.01042in" svg:stroke-color="#ffffff" svg:stroke-opacity="100%" svg:stroke-linecap="round"/>
    </style:style>
    <style:style style:family="graphic" style:name="a464">
      <style:graphic-properties draw:fill="none" draw:stroke="solid" svg:stroke-width="0.01042in" svg:stroke-color="#ffffff" svg:stroke-opacity="100%" svg:stroke-linecap="round"/>
    </style:style>
    <style:style style:family="graphic" style:name="a465">
      <style:graphic-properties draw:fill="none" draw:stroke="solid" svg:stroke-width="0.03125in" svg:stroke-color="#ffffff" svg:stroke-opacity="100%" svg:stroke-linecap="round"/>
    </style:style>
    <style:style style:family="graphic" style:name="a466">
      <style:graphic-properties draw:fill="none" draw:stroke="solid" svg:stroke-width="0.03125in" svg:stroke-color="#ffffff" svg:stroke-opacity="100%" svg:stroke-linecap="round"/>
    </style:style>
    <style:style style:family="drawing-page" style:name="a468">
      <style:drawing-page-properties draw:fill="gradient" draw:fill-gradient-name="a4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gradient" draw:fill-gradient-name="a5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none" draw:stroke="solid" svg:stroke-width="0.01042in" svg:stroke-color="#ffffff" svg:stroke-opacity="100%" svg:stroke-linecap="round"/>
    </style:style>
    <style:style style:family="paragraph" style:name="a5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none" draw:stroke="solid" svg:stroke-width="0.01042in" svg:stroke-color="#ffffff" svg:stroke-opacity="100%" svg:stroke-linecap="round"/>
    </style:style>
    <style:style style:family="paragraph" style:name="a15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042in" svg:stroke-color="#ffffff" svg:stroke-opacity="100%" svg:stroke-linecap="round"/>
    </style:style>
    <style:style style:family="graphic" style:name="a263">
      <style:graphic-properties draw:fill="none" draw:stroke="solid" svg:stroke-width="0.03125in" svg:stroke-color="#ffffff" svg:stroke-opacity="100%" svg:stroke-linecap="round"/>
    </style:style>
    <style:style style:family="graphic" style:name="a264">
      <style:graphic-properties draw:fill="none" draw:stroke="solid" svg:stroke-width="0.03125in" svg:stroke-color="#ffffff" svg:stroke-opacity="100%" svg:stroke-linecap="round"/>
    </style:style>
    <style:style style:family="drawing-page" style:name="a266">
      <style:drawing-page-properties draw:fill="gradient" draw:fill-gradient-name="a2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7">
      <style:graphic-properties draw:fill="none" draw:stroke="solid" svg:stroke-width="0.01042in" svg:stroke-color="#ffffff" svg:stroke-opacity="100%" svg:stroke-linecap="round"/>
    </style:style>
    <style:style style:family="graphic" style:name="a378">
      <style:graphic-properties draw:fill="none" draw:stroke="solid" svg:stroke-width="0.01042in" svg:stroke-color="#ffffff" svg:stroke-opacity="100%" svg:stroke-linecap="round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ffffff" svg:stroke-opacity="100%" svg:stroke-linecap="round"/>
    </style:style>
    <style:style style:family="text" style:name="a4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1042in" svg:stroke-color="#ffffff" svg:stroke-opacity="100%" svg:stroke-linecap="round"/>
    </style:style>
    <style:style style:family="graphic" style:name="a380">
      <style:graphic-properties draw:fill="none" draw:stroke="solid" svg:stroke-width="0.03125in" svg:stroke-color="#ffffff" svg:stroke-opacity="100%" svg:stroke-linecap="round"/>
    </style:style>
    <style:style style:family="graphic" style:name="a278">
      <style:graphic-properties draw:fill="none" draw:stroke="solid" svg:stroke-width="0.01042in" svg:stroke-color="#ffffff" svg:stroke-opacity="100%" svg:stroke-linecap="round"/>
    </style:style>
    <style:style style:family="graphic" style:name="a381">
      <style:graphic-properties draw:fill="none" draw:stroke="solid" svg:stroke-width="0.03125in" svg:stroke-color="#ffffff" svg:stroke-opacity="100%" svg:stroke-linecap="round"/>
    </style:style>
    <style:style style:family="graphic" style:name="a279">
      <style:graphic-properties draw:fill="none" draw:stroke="solid" svg:stroke-width="0.01042in" svg:stroke-color="#ffffff" svg:stroke-opacity="100%" svg:stroke-linecap="round"/>
    </style:style>
    <style:style style:family="drawing-page" style:name="a383">
      <style:drawing-page-properties draw:fill="gradient" draw:fill-gradient-name="a3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7">
      <style:graphic-properties draw:fill="none" draw:stroke="solid" svg:stroke-width="0.01042in" svg:stroke-color="#ffffff" svg:stroke-opacity="100%" svg:stroke-linecap="round"/>
    </style:style>
    <style:style style:family="graphic" style:name="a498">
      <style:graphic-properties draw:fill="none" draw:stroke="solid" svg:stroke-width="0.01042in" svg:stroke-color="#ffffff" svg:stroke-opacity="100%" svg:stroke-linecap="round"/>
    </style:style>
    <style:style style:family="text" style:name="a1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none" draw:stroke="solid" svg:stroke-width="0.01042in" svg:stroke-color="#ffffff" svg:stroke-opacity="100%" svg:stroke-linecap="round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draw:fill="none" draw:stroke="solid" svg:stroke-width="0.01042in" svg:stroke-color="#ffffff" svg:stroke-opacity="100%" svg:stroke-linecap="round"/>
    </style:style>
    <style:style style:family="graphic" style:name="a177">
      <style:graphic-properties draw:fill="none" draw:stroke="solid" svg:stroke-width="0.01042in" svg:stroke-color="#ffffff" svg:stroke-opacity="100%" svg:stroke-linecap="round"/>
    </style:style>
    <style:style style:family="graphic" style:name="a280">
      <style:graphic-properties draw:fill="none" draw:stroke="solid" svg:stroke-width="0.03125in" svg:stroke-color="#ffffff" svg:stroke-opacity="100%" svg:stroke-linecap="round"/>
    </style:style>
    <style:style style:family="graphic" style:name="a178">
      <style:graphic-properties draw:fill="none" draw:stroke="solid" svg:stroke-width="0.01042in" svg:stroke-color="#ffffff" svg:stroke-opacity="100%" svg:stroke-linecap="round"/>
    </style:style>
    <style:style style:family="graphic" style:name="a179">
      <style:graphic-properties draw:fill="none" draw:stroke="solid" svg:stroke-width="0.03125in" svg:stroke-color="#ffffff" svg:stroke-opacity="100%" svg:stroke-linecap="round"/>
    </style:style>
    <style:style style:family="graphic" style:name="a281">
      <style:graphic-properties draw:fill="none" draw:stroke="solid" svg:stroke-width="0.03125in" svg:stroke-color="#ffffff" svg:stroke-opacity="100%" svg:stroke-linecap="round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none" draw:stroke="solid" svg:stroke-width="0.03125in" svg:stroke-color="#ffffff" svg:stroke-opacity="100%" svg:stroke-linecap="round"/>
    </style:style>
    <style:style style:family="drawing-page" style:name="a182">
      <style:drawing-page-properties draw:fill="gradient" draw:fill-gradient-name="a18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ffffff" svg:stroke-opacity="100%" svg:stroke-linecap="round"/>
    </style:style>
    <style:style style:family="graphic" style:name="a34">
      <style:graphic-properties draw:fill="none" draw:stroke="solid" svg:stroke-width="0.01042in" svg:stroke-color="#ffffff" svg:stroke-opacity="100%" svg:stroke-linecap="round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3125in" svg:stroke-color="#ffffff" svg:stroke-opacity="100%" svg:stroke-linecap="round"/>
    </style:style>
    <style:style style:family="graphic" style:name="a37">
      <style:graphic-properties draw:fill="none" draw:stroke="solid" svg:stroke-width="0.03125in" svg:stroke-color="#ffffff" svg:stroke-opacity="100%" svg:stroke-linecap="round"/>
    </style:style>
    <style:style style:family="drawing-page" style:name="a39">
      <style:drawing-page-properties draw:fill="gradient" draw:fill-gradient-name="a38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1042in" svg:stroke-color="#ffffff" svg:stroke-opacity="100%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draw:fill="none" draw:stroke="solid" svg:stroke-width="0.01042in" svg:stroke-color="#ffffff" svg:stroke-opacity="100%" svg:stroke-linecap="round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4">
      <style:graphic-properties draw:fill="none" draw:stroke="solid" svg:stroke-width="0.01042in" svg:stroke-color="#ffffff" svg:stroke-opacity="100%" svg:stroke-linecap="round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3125in" svg:stroke-color="#ffffff" svg:stroke-opacity="100%" svg:stroke-linecap="round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draw:fill="none" draw:stroke="solid" svg:stroke-width="0.03125in" svg:stroke-color="#ffffff" svg:stroke-opacity="100%" svg:stroke-linecap="round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3125in" svg:stroke-color="#ffffff" svg:stroke-opacity="100%" svg:stroke-linecap="round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none" draw:stroke="solid" svg:stroke-width="0.03125in" svg:stroke-color="#ffffff" svg:stroke-opacity="100%" svg:stroke-linecap="round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gradient" draw:fill-gradient-name="a5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none" draw:stroke="solid" svg:stroke-width="0.01389in" svg:stroke-color="#ffffff" svg:stroke-opacity="100%" svg:stroke-linecap="round"/>
    </style:style>
    <style:style style:family="text" style:name="a5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389in" svg:stroke-color="#ffffff" svg:stroke-opacity="100%" svg:stroke-linecap="round"/>
    </style:style>
    <style:style style:family="text" style:name="a5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ffffff" svg:stroke-opacity="100%" svg:stroke-linecap="round"/>
    </style:style>
    <style:style style:family="graphic" style:name="a403">
      <style:graphic-properties draw:fill="none" draw:stroke="solid" svg:stroke-width="0.01042in" svg:stroke-color="#ffffff" svg:stroke-opacity="100%" svg:stroke-linecap="round"/>
    </style:style>
    <style:style style:family="graphic" style:name="a404">
      <style:graphic-properties draw:fill="none" draw:stroke="solid" svg:stroke-width="0.01042in" svg:stroke-color="#ffffff" svg:stroke-opacity="100%" svg:stroke-linecap="round"/>
    </style:style>
    <style:style style:family="graphic" style:name="a60">
      <style:graphic-properties draw:fill="none" draw:stroke="solid" svg:stroke-width="0.01389in" svg:stroke-color="#ffffff" svg:stroke-opacity="100%" svg:stroke-linecap="round"/>
    </style:style>
    <style:style style:family="graphic" style:name="a405">
      <style:graphic-properties draw:fill="none" draw:stroke="solid" svg:stroke-width="0.03125in" svg:stroke-color="#ffffff" svg:stroke-opacity="100%" svg:stroke-linecap="round"/>
    </style:style>
    <style:style style:family="graphic" style:name="a61">
      <style:graphic-properties draw:fill="none" draw:stroke="solid" svg:stroke-width="0.03472in" svg:stroke-color="#ffffff" svg:stroke-opacity="100%" svg:stroke-linecap="round"/>
    </style:style>
    <style:style style:family="graphic" style:name="a406">
      <style:graphic-properties draw:fill="none" draw:stroke="solid" svg:stroke-width="0.03125in" svg:stroke-color="#ffffff" svg:stroke-opacity="100%" svg:stroke-linecap="round"/>
    </style:style>
    <style:style style:family="graphic" style:name="a62">
      <style:graphic-properties draw:fill="none" draw:stroke="solid" svg:stroke-width="0.03472in" svg:stroke-color="#ffffff" svg:stroke-opacity="100%" svg:stroke-linecap="round"/>
    </style:style>
    <style:style style:family="drawing-page" style:name="a408">
      <style:drawing-page-properties draw:fill="gradient" draw:fill-gradient-name="a40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gradient" draw:fill-gradient-name="a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ecteur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3" draw:name="Straight Connector 7">
          <svg:title/>
          <svg:desc/>
        </draw:connector>
        <draw:connector draw:type="line" svg:x1="13.32986in" svg:y1="3.489in" svg:x2="10.06886in" svg:y2="6.75in" draw:id="id7" draw:style-name="a34" draw:name="Straight Connector 8">
          <svg:title/>
          <svg:desc/>
        </draw:connector>
        <draw:connector draw:type="line" svg:x1="13.32986in" svg:y1="3.59259in" svg:x2="11.25579in" svg:y2="5.66667in" draw:id="id8" draw:style-name="a35" draw:name="Straight Connector 9">
          <svg:title/>
          <svg:desc/>
        </draw:connector>
        <draw:connector draw:type="line" svg:x1="13.32986in" svg:y1="3.42419in" svg:x2="11.42072in" svg:y2="5.33333in" draw:id="id9" draw:style-name="a36" draw:name="Straight Connector 10">
          <svg:title/>
          <svg:desc/>
        </draw:connector>
        <draw:connector draw:type="line" svg:x1="13.32986in" svg:y1="4.02778in" svg:x2="11.94097in" svg:y2="5.41667in" draw:id="id10" draw:style-name="a37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8316in" svg:y="6.75in" svg:width="1.7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5/19/2014</text:date></text:span></text:p>
        </draw:text-box>
        <svg:title/>
        <svg:desc/>
      </draw:frame>
      <draw:frame draw:id="id4" presentation:style-name="a29" draw:name="Footer Placeholder 4" svg:x="0.74826in" svg:y="6.75in" svg:width="8.2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3333in" svg:y="6.10069in" svg:width="1.24917in" svg:height="0.73264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9">
      <draw:frame draw:id="id11" presentation:style-name="a43" draw:name="Title 1" svg:x="0.74826in" svg:y="0.75in" svg:width="8.75in" svg:height="3.25in" presentation:class="title" presentation:placeholder="false">
        <draw:text-box>
          <text:p text:style-name="a42" text:class-names="" text:cond-style-name=""><text:span text:style-name="a40" text:class-names="">Modifiez le style du titre</text:span><text:span text:style-name="a41" text:class-names=""/></text:p>
        </draw:text-box>
        <svg:title/>
        <svg:desc/>
      </draw:frame>
      <draw:frame draw:id="id12" presentation:style-name="a47" draw:name="Subtitle 2" svg:x="0.74826in" svg:y="4.2037in" svg:width="7in" svg:height="2.12963in" presentation:class="subtitle" presentation:placeholder="false">
        <draw:text-box>
          <text:p text:style-name="a46" text:class-names="" text:cond-style-name=""><text:span text:style-name="a44" text:class-names="">Modifiez le style des sous-titres du masque</text:span><text:span text:style-name="a45" text:class-names=""/></text:p>
        </draw:text-box>
        <svg:title/>
        <svg:desc/>
      </draw:frame>
      <draw:frame draw:id="id13" presentation:style-name="a51" draw:name="Date Placeholder 3" svg:x="10.8316in" svg:y="6.75in" svg:width="1.75in" svg:height="0.39931in" presentation:class="date-time" presentation:placeholder="false">
        <draw:text-box>
          <text:p text:style-name="a50" text:class-names="" text:cond-style-name=""><text:span text:style-name="a48" text:class-names=""><text:date text:fixed="false" style:data-style-name="a49">5/19/2014</text:date></text:span></text:p>
        </draw:text-box>
        <svg:title/>
        <svg:desc/>
      </draw:frame>
      <draw:frame draw:id="id14" presentation:style-name="a54" draw:name="Footer Placeholder 4" svg:x="0.74826in" svg:y="6.75in" svg:width="8.2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5" presentation:style-name="a57" draw:name="Slide Number Placeholder 5" svg:x="11.33333in" svg:y="6.10069in" svg:width="1.24917in" svg:height="0.73264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16" draw:style-name="a58" draw:name="Straight Connector 15">
        <svg:title/>
        <svg:desc/>
      </draw:connector>
      <draw:connector draw:type="line" svg:x1="13.32986in" svg:y1="0.10011in" svg:x2="6.67998in" svg:y2="6.75in" draw:id="id17" draw:style-name="a59" draw:name="Straight Connector 16">
        <svg:title/>
        <svg:desc/>
      </draw:connector>
      <draw:connector draw:type="line" svg:x1="13.32986in" svg:y1="0.25in" svg:x2="7.91319in" svg:y2="5.66667in" draw:id="id18" draw:style-name="a60" draw:name="Straight Connector 18">
        <svg:title/>
        <svg:desc/>
      </draw:connector>
      <draw:connector draw:type="line" svg:x1="13.32986in" svg:y1="0.0353in" svg:x2="8.02257in" svg:y2="5.34259in" draw:id="id19" draw:style-name="a61" draw:name="Straight Connector 20">
        <svg:title/>
        <svg:desc/>
      </draw:connector>
      <draw:connector draw:type="line" svg:x1="13.32986in" svg:y1="0.66667in" svg:x2="8.57986in" svg:y2="5.41667in" draw:id="id20" draw:style-name="a62" draw:name="Straight Connector 22">
        <svg:title/>
        <svg:desc/>
      </draw:connector>
    </style:master-page>
    <style:master-page style:name="Master1-Layout2-obj-Titre-et-contenu" style:page-layout-name="pageLayout1" draw:style-name="a64">
      <draw:g draw:name="Group 6" draw:id="id21">
        <svg:title/>
        <svg:desc/>
        <draw:connector draw:type="line" svg:x1="13.32986in" svg:y1="3.24074in" svg:x2="12.3316in" svg:y2="4.239in" draw:id="id27" draw:layer="Master1-bg" draw:style-name="a96" draw:name="Straight Connector 7">
          <svg:title/>
          <svg:desc/>
        </draw:connector>
        <draw:connector draw:type="line" svg:x1="13.32986in" svg:y1="3.489in" svg:x2="10.06886in" svg:y2="6.75in" draw:id="id28" draw:layer="Master1-bg" draw:style-name="a97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8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9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0" draw:name="Straight Connector 11">
          <svg:title/>
          <svg:desc/>
        </draw:connector>
      </draw:g>
      <draw:frame draw:id="id22" presentation:style-name="a68" draw:name="Title 1" svg:x="0.74826in" svg:y="4.90741in" svg:width="9.33333in" svg:height="1.64815in" presentation:class="title" presentation:placeholder="false">
        <draw:text-box>
          <text:p text:style-name="a67" text:class-names="" text:cond-style-name=""><text:span text:style-name="a65" text:class-names="">Modifiez le style du titre</text:span><text:span text:style-name="a66" text:class-names=""/></text:p>
        </draw:text-box>
        <svg:title/>
        <svg:desc/>
      </draw:frame>
      <draw:frame draw:id="id23" presentation:style-name="a85" draw:name="Content Placeholder 2" svg:x="0.74826in" svg:y="0.75in" svg:width="9.33333in" svg:height="3.9537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Modifiez les styles du texte du masque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Deuxième niveau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Cinquième niveau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9" draw:name="Date Placeholder 3" svg:x="10.8316in" svg:y="6.75in" svg:width="1.75in" svg:height="0.39931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5/19/2014</text:date></text:span></text:p>
        </draw:text-box>
        <svg:title/>
        <svg:desc/>
      </draw:frame>
      <draw:frame draw:id="id25" presentation:style-name="a92" draw:name="Footer Placeholder 4" svg:x="0.74826in" svg:y="6.75in" svg:width="8.25in" svg:height="0.39931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6" presentation:style-name="a95" draw:name="Slide Number Placeholder 5" svg:x="11.33333in" svg:y="6.10069in" svg:width="1.24917in" svg:height="0.73264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02">
      <draw:g draw:name="Group 6" draw:id="id32">
        <svg:title/>
        <svg:desc/>
        <draw:connector draw:type="line" svg:x1="13.32986in" svg:y1="3.24074in" svg:x2="12.3316in" svg:y2="4.239in" draw:id="id38" draw:layer="Master1-bg" draw:style-name="a121" draw:name="Straight Connector 7">
          <svg:title/>
          <svg:desc/>
        </draw:connector>
        <draw:connector draw:type="line" svg:x1="13.32986in" svg:y1="3.489in" svg:x2="10.06886in" svg:y2="6.75in" draw:id="id39" draw:layer="Master1-bg" draw:style-name="a122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23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24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25" draw:name="Straight Connector 11">
          <svg:title/>
          <svg:desc/>
        </draw:connector>
      </draw:g>
      <draw:frame draw:id="id33" presentation:style-name="a106" draw:name="Title 1" svg:x="0.74826in" svg:y="2.19444in" svg:width="9.33333in" svg:height="2.4951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34" presentation:style-name="a110" draw:name="Text Placeholder 2" svg:x="0.74826in" svg:y="4.91667in" svg:width="9.33333in" svg:height="1.63889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z les styles du texte du masque</text:span></text:p>
            </text:list-item>
          </text:list>
        </draw:text-box>
        <svg:title/>
        <svg:desc/>
      </draw:frame>
      <draw:frame draw:id="id35" presentation:style-name="a114" draw:name="Date Placeholder 3" svg:x="10.8316in" svg:y="6.75in" svg:width="1.75in" svg:height="0.39931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5/19/2014</text:date></text:span></text:p>
        </draw:text-box>
        <svg:title/>
        <svg:desc/>
      </draw:frame>
      <draw:frame draw:id="id36" presentation:style-name="a117" draw:name="Footer Placeholder 4" svg:x="0.74826in" svg:y="6.75in" svg:width="8.25in" svg:height="0.39931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7" presentation:style-name="a120" draw:name="Slide Number Placeholder 5" svg:x="11.33333in" svg:y="6.10069in" svg:width="1.24917in" svg:height="0.73264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27">
      <draw:g draw:name="Group 6" draw:id="id43">
        <svg:title/>
        <svg:desc/>
        <draw:connector draw:type="line" svg:x1="13.32986in" svg:y1="3.24074in" svg:x2="12.3316in" svg:y2="4.239in" draw:id="id50" draw:layer="Master1-bg" draw:style-name="a17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7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7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7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80" draw:name="Straight Connector 11">
          <svg:title/>
          <svg:desc/>
        </draw:connector>
      </draw:g>
      <draw:frame draw:id="id44" presentation:style-name="a131" draw:name="Title 1" svg:x="0.74826in" svg:y="4.90741in" svg:width="9.33333in" svg:height="1.64815in" presentation:class="title" presentation:placeholder="false">
        <draw:text-box>
          <text:p text:style-name="a130" text:class-names="" text:cond-style-name=""><text:span text:style-name="a128" text:class-names="">Modifiez le style du titre</text:span><text:span text:style-name="a129" text:class-names=""/></text:p>
        </draw:text-box>
        <svg:title/>
        <svg:desc/>
      </draw:frame>
      <draw:frame draw:id="id45" presentation:style-name="a148" draw:name="Content Placeholder 2" svg:x="0.74826in" svg:y="0.75in" svg:width="5.39989in" svg:height="3.9537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65" draw:name="Content Placeholder 3" svg:x="6.35185in" svg:y="0.75in" svg:width="5.39641in" svg:height="3.9537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z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Cinquième niveau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69" draw:name="Date Placeholder 4" svg:x="10.8316in" svg:y="6.75in" svg:width="1.75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5/19/2014</text:date></text:span></text:p>
        </draw:text-box>
        <svg:title/>
        <svg:desc/>
      </draw:frame>
      <draw:frame draw:id="id48" presentation:style-name="a172" draw:name="Footer Placeholder 5" svg:x="0.74826in" svg:y="6.75in" svg:width="8.25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9" presentation:style-name="a175" draw:name="Slide Number Placeholder 6" svg:x="11.33333in" svg:y="6.10069in" svg:width="1.24917in" svg:height="0.73264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82">
      <draw:g draw:name="Group 6" draw:id="id55">
        <svg:title/>
        <svg:desc/>
        <draw:connector draw:type="line" svg:x1="13.32986in" svg:y1="3.24074in" svg:x2="12.3316in" svg:y2="4.239in" draw:id="id64" draw:layer="Master1-bg" draw:style-name="a239" draw:name="Straight Connector 7">
          <svg:title/>
          <svg:desc/>
        </draw:connector>
        <draw:connector draw:type="line" svg:x1="13.32986in" svg:y1="3.489in" svg:x2="10.06886in" svg:y2="6.75in" draw:id="id65" draw:layer="Master1-bg" draw:style-name="a240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41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42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43" draw:name="Straight Connector 11">
          <svg:title/>
          <svg:desc/>
        </draw:connector>
      </draw:g>
      <draw:frame draw:id="id56" presentation:style-name="a186" draw:name="Title 1" svg:x="0.74826in" svg:y="4.90741in" svg:width="9.33333in" svg:height="1.64815in" presentation:class="title" presentation:placeholder="false">
        <draw:text-box>
          <text:p text:style-name="a185" text:class-names="" text:cond-style-name=""><text:span text:style-name="a183" text:class-names="">Modifiez le style du titre</text:span><text:span text:style-name="a184" text:class-names=""/></text:p>
        </draw:text-box>
        <svg:title/>
        <svg:desc/>
      </draw:frame>
      <draw:frame draw:id="id57" presentation:style-name="a190" draw:name="Text Placeholder 2" svg:x="1.06308in" svg:y="0.75in" svg:width="5.08507in" svg:height="0.630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207" draw:name="Content Placeholder 3" svg:x="0.74826in" svg:y="1.38947in" svg:width="5.39989in" svg:height="3.3142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11" draw:name="Text Placeholder 4" svg:x="6.64815in" svg:y="0.75in" svg:width="5.10185in" svg:height="0.63021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Modifiez les styles du texte du masque</text:span></text:p>
            </text:list-item>
          </text:list>
        </draw:text-box>
        <svg:title/>
        <svg:desc/>
      </draw:frame>
      <draw:frame draw:id="id60" presentation:style-name="a228" draw:name="Content Placeholder 5" svg:x="6.35011in" svg:y="1.38021in" svg:width="5.39063in" svg:height="3.31424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Modifiez les styles du texte du masque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Deuxième niveau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Cinquième niveau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32" draw:name="Date Placeholder 6" svg:x="10.8316in" svg:y="6.75in" svg:width="1.75in" svg:height="0.39931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5/19/2014</text:date></text:span></text:p>
        </draw:text-box>
        <svg:title/>
        <svg:desc/>
      </draw:frame>
      <draw:frame draw:id="id62" presentation:style-name="a235" draw:name="Footer Placeholder 7" svg:x="0.74826in" svg:y="6.75in" svg:width="8.2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63" presentation:style-name="a238" draw:name="Slide Number Placeholder 8" svg:x="11.33333in" svg:y="6.10069in" svg:width="1.24917in" svg:height="0.7326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45">
      <draw:g draw:name="Group 6" draw:id="id69">
        <svg:title/>
        <svg:desc/>
        <draw:connector draw:type="line" svg:x1="13.32986in" svg:y1="3.24074in" svg:x2="12.3316in" svg:y2="4.239in" draw:id="id74" draw:layer="Master1-bg" draw:style-name="a260" draw:name="Straight Connector 7">
          <svg:title/>
          <svg:desc/>
        </draw:connector>
        <draw:connector draw:type="line" svg:x1="13.32986in" svg:y1="3.489in" svg:x2="10.06886in" svg:y2="6.75in" draw:id="id75" draw:layer="Master1-bg" draw:style-name="a261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62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63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64" draw:name="Straight Connector 11">
          <svg:title/>
          <svg:desc/>
        </draw:connector>
      </draw:g>
      <draw:frame draw:id="id70" presentation:style-name="a249" draw:name="Title 1" svg:x="0.74826in" svg:y="4.90741in" svg:width="9.33333in" svg:height="1.64815in" presentation:class="title" presentation:placeholder="false">
        <draw:text-box>
          <text:p text:style-name="a248" text:class-names="" text:cond-style-name=""><text:span text:style-name="a246" text:class-names="">Modifiez le style du titre</text:span><text:span text:style-name="a247" text:class-names=""/></text:p>
        </draw:text-box>
        <svg:title/>
        <svg:desc/>
      </draw:frame>
      <draw:frame draw:id="id71" presentation:style-name="a253" draw:name="Date Placeholder 2" svg:x="10.8316in" svg:y="6.75in" svg:width="1.75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5/19/2014</text:date></text:span></text:p>
        </draw:text-box>
        <svg:title/>
        <svg:desc/>
      </draw:frame>
      <draw:frame draw:id="id72" presentation:style-name="a256" draw:name="Footer Placeholder 3" svg:x="0.74826in" svg:y="6.75in" svg:width="8.2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73" presentation:style-name="a259" draw:name="Slide Number Placeholder 4" svg:x="11.33333in" svg:y="6.10069in" svg:width="1.24917in" svg:height="0.73264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66">
      <draw:g draw:name="Group 6" draw:id="id79">
        <svg:title/>
        <svg:desc/>
        <draw:connector draw:type="line" svg:x1="13.32986in" svg:y1="3.24074in" svg:x2="12.3316in" svg:y2="4.239in" draw:id="id83" draw:layer="Master1-bg" draw:style-name="a277" draw:name="Straight Connector 7">
          <svg:title/>
          <svg:desc/>
        </draw:connector>
        <draw:connector draw:type="line" svg:x1="13.32986in" svg:y1="3.489in" svg:x2="10.06886in" svg:y2="6.75in" draw:id="id84" draw:layer="Master1-bg" draw:style-name="a278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79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80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81" draw:name="Straight Connector 11">
          <svg:title/>
          <svg:desc/>
        </draw:connector>
      </draw:g>
      <draw:frame draw:id="id80" presentation:style-name="a270" draw:name="Date Placeholder 1" svg:x="10.8316in" svg:y="6.75in" svg:width="1.75in" svg:height="0.39931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5/19/2014</text:date></text:span></text:p>
        </draw:text-box>
        <svg:title/>
        <svg:desc/>
      </draw:frame>
      <draw:frame draw:id="id81" presentation:style-name="a273" draw:name="Footer Placeholder 2" svg:x="0.74826in" svg:y="6.75in" svg:width="8.25in" svg:height="0.39931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82" presentation:style-name="a276" draw:name="Slide Number Placeholder 3" svg:x="11.33333in" svg:y="6.10069in" svg:width="1.24917in" svg:height="0.73264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83">
      <draw:g draw:name="Group 6" draw:id="id88">
        <svg:title/>
        <svg:desc/>
        <draw:connector draw:type="line" svg:x1="13.32986in" svg:y1="3.24074in" svg:x2="12.3316in" svg:y2="4.239in" draw:id="id95" draw:layer="Master1-bg" draw:style-name="a319" draw:name="Straight Connector 7">
          <svg:title/>
          <svg:desc/>
        </draw:connector>
        <draw:connector draw:type="line" svg:x1="13.32986in" svg:y1="3.489in" svg:x2="10.06886in" svg:y2="6.75in" draw:id="id96" draw:layer="Master1-bg" draw:style-name="a320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21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22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23" draw:name="Straight Connector 11">
          <svg:title/>
          <svg:desc/>
        </draw:connector>
      </draw:g>
      <draw:frame draw:id="id89" presentation:style-name="a287" draw:name="Title 1" svg:x="7.74826in" svg:y="0.75in" svg:width="4in" svg:height="1.5in" presentation:class="title" presentation:placeholder="false">
        <draw:text-box>
          <text:p text:style-name="a286" text:class-names="" text:cond-style-name=""><text:span text:style-name="a284" text:class-names="">Modifiez le style du titre</text:span><text:span text:style-name="a285" text:class-names=""/></text:p>
        </draw:text-box>
        <svg:title/>
        <svg:desc/>
      </draw:frame>
      <draw:frame draw:id="id90" presentation:style-name="a304" draw:name="Content Placeholder 2" svg:x="0.74826in" svg:y="0.75in" svg:width="6.5in" svg:height="5.80556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Deuxième niveau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Cinquième niveau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08" draw:name="Text Placeholder 3" svg:x="7.74826in" svg:y="2.41667in" svg:width="4in" svg:height="2.287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Modifiez les styles du texte du masque</text:span></text:p>
            </text:list-item>
          </text:list>
        </draw:text-box>
        <svg:title/>
        <svg:desc/>
      </draw:frame>
      <draw:frame draw:id="id92" presentation:style-name="a312" draw:name="Date Placeholder 4" svg:x="10.8316in" svg:y="6.75in" svg:width="1.75in" svg:height="0.39931in" presentation:class="date-time" presentation:placeholder="false">
        <draw:text-box>
          <text:p text:style-name="a311" text:class-names="" text:cond-style-name=""><text:span text:style-name="a309" text:class-names=""><text:date text:fixed="false" style:data-style-name="a310">5/19/2014</text:date></text:span></text:p>
        </draw:text-box>
        <svg:title/>
        <svg:desc/>
      </draw:frame>
      <draw:frame draw:id="id93" presentation:style-name="a315" draw:name="Footer Placeholder 5" svg:x="0.74826in" svg:y="6.75in" svg:width="8.2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94" presentation:style-name="a318" draw:name="Slide Number Placeholder 6" svg:x="11.33333in" svg:y="6.10069in" svg:width="1.24917in" svg:height="0.73264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325">
      <draw:g draw:name="Group 6" draw:id="id100">
        <svg:title/>
        <svg:desc/>
        <draw:connector draw:type="line" svg:x1="13.32986in" svg:y1="3.24074in" svg:x2="12.3316in" svg:y2="4.239in" draw:id="id107" draw:layer="Master1-bg" draw:style-name="a348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49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50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51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52" draw:name="Straight Connector 11">
          <svg:title/>
          <svg:desc/>
        </draw:connector>
      </draw:g>
      <draw:frame draw:id="id101" presentation:style-name="a329" draw:name="Title 1" svg:x="5.16493in" svg:y="1.58333in" svg:width="6.58333in" svg:height="1.25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102" presentation:style-name="a333" draw:name="Picture Placeholder 2" svg:x="1.0816in" svg:y="1in" svg:width="3.58812in" svg:height="5in" presentation:class="graphic" presentation:placeholder="false">
        <draw:text-box>
          <text:p text:style-name="a332" text:class-names="" text:cond-style-name=""><text:span text:style-name="a330" text:class-names="">Cliquez sur l'icône pour ajouter une image</text:span><text:span text:style-name="a331" text:class-names=""/></text:p>
        </draw:text-box>
        <svg:title/>
        <svg:desc/>
      </draw:frame>
      <draw:frame draw:id="id103" presentation:style-name="a337" draw:name="Text Placeholder 3" svg:x="5.16493in" svg:y="3.03704in" svg:width="6.58507in" svg:height="2.2407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ez les styles du texte du masque</text:span></text:p>
            </text:list-item>
          </text:list>
        </draw:text-box>
        <svg:title/>
        <svg:desc/>
      </draw:frame>
      <draw:frame draw:id="id104" presentation:style-name="a341" draw:name="Date Placeholder 4" svg:x="10.8316in" svg:y="6.75in" svg:width="1.75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5/19/2014</text:date></text:span></text:p>
        </draw:text-box>
        <svg:title/>
        <svg:desc/>
      </draw:frame>
      <draw:frame draw:id="id105" presentation:style-name="a344" draw:name="Footer Placeholder 5" svg:x="0.74826in" svg:y="6.75in" svg:width="8.2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106" presentation:style-name="a347" draw:name="Slide Number Placeholder 6" svg:x="11.33333in" svg:y="6.10069in" svg:width="1.24917in" svg:height="0.73264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54">
      <draw:g draw:name="Group 6" draw:id="id112">
        <svg:title/>
        <svg:desc/>
        <draw:connector draw:type="line" svg:x1="13.32986in" svg:y1="3.24074in" svg:x2="12.3316in" svg:y2="4.239in" draw:id="id119" draw:layer="Master1-bg" draw:style-name="a37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7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7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8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81" draw:name="Straight Connector 11">
          <svg:title/>
          <svg:desc/>
        </draw:connector>
      </draw:g>
      <draw:frame draw:id="id113" presentation:style-name="a358" draw:name="Title 1" svg:x="0.74826in" svg:y="4.90741in" svg:width="9.33333in" svg:height="1.64815in" presentation:class="title" presentation:placeholder="false">
        <draw:text-box>
          <text:p text:style-name="a357" text:class-names="" text:cond-style-name=""><text:span text:style-name="a355" text:class-names="">Modifiez le style du titre</text:span><text:span text:style-name="a356" text:class-names=""/></text:p>
        </draw:text-box>
        <svg:title/>
        <svg:desc/>
      </draw:frame>
      <draw:frame draw:id="id114" presentation:style-name="a362" draw:name="Picture Placeholder 2" svg:x="0.75in" svg:y="0.58333in" svg:width="11.8316in" svg:height="3.41667in" presentation:class="graphic" presentation:placeholder="false">
        <draw:text-box>
          <text:p text:style-name="a361" text:class-names="" text:cond-style-name=""><text:span text:style-name="a359" text:class-names="">Cliquez sur l'icône pour ajouter une image</text:span><text:span text:style-name="a360" text:class-names=""/></text:p>
        </draw:text-box>
        <svg:title/>
        <svg:desc/>
      </draw:frame>
      <draw:frame draw:id="id115" presentation:style-name="a366" draw:name="Text Placeholder 9" svg:x="1in" svg:y="4.2037in" svg:width="9.08159in" svg:height="0.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Modifiez les styles du texte du masque</text:span></text:p>
            </text:list-item>
          </text:list>
        </draw:text-box>
        <svg:title/>
        <svg:desc/>
      </draw:frame>
      <draw:frame draw:id="id116" presentation:style-name="a370" draw:name="Date Placeholder 2" svg:x="10.8316in" svg:y="6.75in" svg:width="1.75in" svg:height="0.39931in" presentation:class="date-time" presentation:placeholder="false">
        <draw:text-box>
          <text:p text:style-name="a369" text:class-names="" text:cond-style-name=""><text:span text:style-name="a367" text:class-names=""><text:date text:fixed="false" style:data-style-name="a368">5/19/2014</text:date></text:span></text:p>
        </draw:text-box>
        <svg:title/>
        <svg:desc/>
      </draw:frame>
      <draw:frame draw:id="id117" presentation:style-name="a373" draw:name="Footer Placeholder 3" svg:x="0.74826in" svg:y="6.75in" svg:width="8.2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118" presentation:style-name="a376" draw:name="Slide Number Placeholder 4" svg:x="11.33333in" svg:y="6.10069in" svg:width="1.24917in" svg:height="0.73264in" presentation:class="page-number" presentation:placeholder="false">
        <draw:text-box>
          <text:p text:style-name="a375" text:class-names="" text:cond-style-name=""><text:span text:style-name="a374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83">
      <draw:g draw:name="Group 6" draw:id="id124">
        <svg:title/>
        <svg:desc/>
        <draw:connector draw:type="line" svg:x1="13.32986in" svg:y1="3.24074in" svg:x2="12.3316in" svg:y2="4.239in" draw:id="id130" draw:layer="Master1-bg" draw:style-name="a402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03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04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05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06" draw:name="Straight Connector 11">
          <svg:title/>
          <svg:desc/>
        </draw:connector>
      </draw:g>
      <draw:frame draw:id="id125" presentation:style-name="a387" draw:name="Title 1" svg:x="0.74826in" svg:y="0.75in" svg:width="11in" svg:height="3in" presentation:class="title" presentation:placeholder="false">
        <draw:text-box>
          <text:p text:style-name="a386" text:class-names="" text:cond-style-name=""><text:span text:style-name="a384" text:class-names="">Modifiez le style du titre</text:span><text:span text:style-name="a385" text:class-names=""/></text:p>
        </draw:text-box>
        <svg:title/>
        <svg:desc/>
      </draw:frame>
      <draw:frame draw:id="id126" presentation:style-name="a391" draw:name="Text Placeholder 2" svg:x="0.74826in" svg:y="4.5in" svg:width="9.33507in" svg:height="2.05556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Modifiez les styles du texte du masque</text:span></text:p>
            </text:list-item>
          </text:list>
        </draw:text-box>
        <svg:title/>
        <svg:desc/>
      </draw:frame>
      <draw:frame draw:id="id127" presentation:style-name="a395" draw:name="Date Placeholder 3" svg:x="10.8316in" svg:y="6.75in" svg:width="1.75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5/19/2014</text:date></text:span></text:p>
        </draw:text-box>
        <svg:title/>
        <svg:desc/>
      </draw:frame>
      <draw:frame draw:id="id128" presentation:style-name="a398" draw:name="Footer Placeholder 4" svg:x="0.74826in" svg:y="6.75in" svg:width="8.2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29" presentation:style-name="a401" draw:name="Slide Number Placeholder 5" svg:x="11.33333in" svg:y="6.10069in" svg:width="1.24917in" svg:height="0.73264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408">
      <draw:g draw:name="Group 6" draw:id="id135">
        <svg:title/>
        <svg:desc/>
        <draw:connector draw:type="line" svg:x1="13.32986in" svg:y1="3.24074in" svg:x2="12.3316in" svg:y2="4.239in" draw:id="id144" draw:layer="Master1-bg" draw:style-name="a437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38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39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40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41" draw:name="Straight Connector 11">
          <svg:title/>
          <svg:desc/>
        </draw:connector>
      </draw:g>
      <draw:frame draw:id="id136" presentation:style-name="a412" draw:name="Title 1" svg:x="1.24826in" svg:y="0.75in" svg:width="10in" svg:height="3in" presentation:class="title" presentation:placeholder="false">
        <draw:text-box>
          <text:p text:style-name="a411" text:class-names="" text:cond-style-name=""><text:span text:style-name="a409" text:class-names="">Modifiez le style du titre</text:span><text:span text:style-name="a410" text:class-names=""/></text:p>
        </draw:text-box>
        <svg:title/>
        <svg:desc/>
      </draw:frame>
      <draw:frame draw:id="id137" presentation:style-name="a416" draw:name="Text Placeholder 9" svg:x="1.5816in" svg:y="3.75in" svg:width="9.33333in" svg:height="0.41667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Modifiez les styles du texte du masque</text:span></text:p>
            </text:list-item>
          </text:list>
        </draw:text-box>
        <svg:title/>
        <svg:desc/>
      </draw:frame>
      <draw:frame draw:id="id138" presentation:style-name="a420" draw:name="Text Placeholder 2" svg:x="0.74826in" svg:y="4.7037in" svg:width="9.33333in" svg:height="1.84259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Modifiez les styles du texte du masque</text:span></text:p>
            </text:list-item>
          </text:list>
        </draw:text-box>
        <svg:title/>
        <svg:desc/>
      </draw:frame>
      <draw:frame draw:id="id139" presentation:style-name="a424" draw:name="Date Placeholder 3" svg:x="10.8316in" svg:y="6.75in" svg:width="1.75in" svg:height="0.39931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5/19/2014</text:date></text:span></text:p>
        </draw:text-box>
        <svg:title/>
        <svg:desc/>
      </draw:frame>
      <draw:frame draw:id="id140" presentation:style-name="a427" draw:name="Footer Placeholder 4" svg:x="0.74826in" svg:y="6.75in" svg:width="8.25in" svg:height="0.39931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41" presentation:style-name="a430" draw:name="Slide Number Placeholder 5" svg:x="11.33333in" svg:y="6.10069in" svg:width="1.24917in" svg:height="0.73264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142" draw:style-name="a433" draw:name="TextBox 13" svg:x="0.5816in" svg:y="0.88826in" svg:width="0.66667in" svg:height="0.63952in">
        <draw:text-box>
          <text:p text:style-name="a432" text:class-names="" text:cond-style-name=""><text:span text:style-name="a431" text:class-names="">“</text:span></text:p>
        </draw:text-box>
        <svg:title/>
        <svg:desc/>
      </draw:frame>
      <draw:frame draw:id="id143" draw:style-name="a436" draw:name="TextBox 14" svg:x="11.24826in" svg:y="3.02778in" svg:width="0.66667in" svg:height="0.63952in">
        <draw:text-box>
          <text:p text:style-name="a435" text:class-names="" text:cond-style-name=""><text:span text:style-name="a434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43">
      <draw:g draw:name="Group 6" draw:id="id149">
        <svg:title/>
        <svg:desc/>
        <draw:connector draw:type="line" svg:x1="13.32986in" svg:y1="3.24074in" svg:x2="12.3316in" svg:y2="4.239in" draw:id="id155" draw:layer="Master1-bg" draw:style-name="a462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63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64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65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66" draw:name="Straight Connector 11">
          <svg:title/>
          <svg:desc/>
        </draw:connector>
      </draw:g>
      <draw:frame draw:id="id150" presentation:style-name="a447" draw:name="Title 1" svg:x="0.74826in" svg:y="3.75in" svg:width="9.33333in" svg:height="1.8563in" presentation:class="title" presentation:placeholder="false">
        <draw:text-box>
          <text:p text:style-name="a446" text:class-names="" text:cond-style-name=""><text:span text:style-name="a444" text:class-names="">Modifiez le style du titre</text:span><text:span text:style-name="a445" text:class-names=""/></text:p>
        </draw:text-box>
        <svg:title/>
        <svg:desc/>
      </draw:frame>
      <draw:frame draw:id="id151" presentation:style-name="a451" draw:name="Text Placeholder 2" svg:x="0.74826in" svg:y="5.6135in" svg:width="9.33507in" svg:height="0.94094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Modifiez les styles du texte du masque</text:span></text:p>
            </text:list-item>
          </text:list>
        </draw:text-box>
        <svg:title/>
        <svg:desc/>
      </draw:frame>
      <draw:frame draw:id="id152" presentation:style-name="a455" draw:name="Date Placeholder 3" svg:x="10.8316in" svg:y="6.75in" svg:width="1.75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5/19/2014</text:date></text:span></text:p>
        </draw:text-box>
        <svg:title/>
        <svg:desc/>
      </draw:frame>
      <draw:frame draw:id="id153" presentation:style-name="a458" draw:name="Footer Placeholder 4" svg:x="0.74826in" svg:y="6.75in" svg:width="8.2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54" presentation:style-name="a461" draw:name="Slide Number Placeholder 5" svg:x="11.33333in" svg:y="6.10069in" svg:width="1.24917in" svg:height="0.73264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14-cust-Carte-nom-citation" style:page-layout-name="pageLayout1" draw:style-name="a468">
      <draw:g draw:name="Group 6" draw:id="id160">
        <svg:title/>
        <svg:desc/>
        <draw:connector draw:type="line" svg:x1="13.32986in" svg:y1="3.24074in" svg:x2="12.3316in" svg:y2="4.239in" draw:id="id169" draw:layer="Master1-bg" draw:style-name="a497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98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99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500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501" draw:name="Straight Connector 11">
          <svg:title/>
          <svg:desc/>
        </draw:connector>
      </draw:g>
      <draw:frame draw:id="id161" presentation:style-name="a472" draw:name="Title 1" svg:x="1.24826in" svg:y="0.75in" svg:width="10in" svg:height="3in" presentation:class="title" presentation:placeholder="false">
        <draw:text-box>
          <text:p text:style-name="a471" text:class-names="" text:cond-style-name=""><text:span text:style-name="a469" text:class-names="">Modifiez le style du titre</text:span><text:span text:style-name="a470" text:class-names=""/></text:p>
        </draw:text-box>
        <svg:title/>
        <svg:desc/>
      </draw:frame>
      <draw:frame draw:id="id162" presentation:style-name="a476" draw:name="Text Placeholder 9" svg:x="0.74826in" svg:y="4.2963in" svg:width="9.33333in" svg:height="1.14815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Modifiez les styles du texte du masque</text:span></text:p>
            </text:list-item>
          </text:list>
        </draw:text-box>
        <svg:title/>
        <svg:desc/>
      </draw:frame>
      <draw:frame draw:id="id163" presentation:style-name="a480" draw:name="Text Placeholder 2" svg:x="0.74826in" svg:y="5.44444in" svg:width="9.33333in" svg:height="1.1111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Modifiez les styles du texte du masque</text:span></text:p>
            </text:list-item>
          </text:list>
        </draw:text-box>
        <svg:title/>
        <svg:desc/>
      </draw:frame>
      <draw:frame draw:id="id164" presentation:style-name="a484" draw:name="Date Placeholder 3" svg:x="10.8316in" svg:y="6.75in" svg:width="1.75in" svg:height="0.39931in" presentation:class="date-time" presentation:placeholder="false">
        <draw:text-box>
          <text:p text:style-name="a483" text:class-names="" text:cond-style-name=""><text:span text:style-name="a481" text:class-names=""><text:date text:fixed="false" style:data-style-name="a482">5/19/2014</text:date></text:span></text:p>
        </draw:text-box>
        <svg:title/>
        <svg:desc/>
      </draw:frame>
      <draw:frame draw:id="id165" presentation:style-name="a487" draw:name="Footer Placeholder 4" svg:x="0.74826in" svg:y="6.75in" svg:width="8.25in" svg:height="0.39931in" presentation:class="footer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166" presentation:style-name="a490" draw:name="Slide Number Placeholder 5" svg:x="11.33333in" svg:y="6.10069in" svg:width="1.24917in" svg:height="0.73264in" presentation:class="page-number" presentation:placeholder="false">
        <draw:text-box>
          <text:p text:style-name="a489" text:class-names="" text:cond-style-name=""><text:span text:style-name="a488" text:class-names=""><text:page-number style:num-format="1" text:fixed="false"/></text:span></text:p>
        </draw:text-box>
        <svg:title/>
        <svg:desc/>
      </draw:frame>
      <draw:frame draw:id="id167" draw:style-name="a493" draw:name="TextBox 10" svg:x="0.5816in" svg:y="0.88826in" svg:width="0.66667in" svg:height="0.63952in">
        <draw:text-box>
          <text:p text:style-name="a492" text:class-names="" text:cond-style-name=""><text:span text:style-name="a491" text:class-names="">“</text:span></text:p>
        </draw:text-box>
        <svg:title/>
        <svg:desc/>
      </draw:frame>
      <draw:frame draw:id="id168" draw:style-name="a496" draw:name="TextBox 11" svg:x="11.24826in" svg:y="3.02778in" svg:width="0.66667in" svg:height="0.63952in">
        <draw:text-box>
          <text:p text:style-name="a495" text:class-names="" text:cond-style-name=""><text:span text:style-name="a494" text:class-names="">”</text:span></text:p>
        </draw:text-box>
        <svg:title/>
        <svg:desc/>
      </draw:frame>
    </style:master-page>
    <style:master-page style:name="Master1-Layout15-cust-Vrai-ou-faux" style:page-layout-name="pageLayout1" draw:style-name="a503">
      <draw:g draw:name="Group 6" draw:id="id174">
        <svg:title/>
        <svg:desc/>
        <draw:connector draw:type="line" svg:x1="13.32986in" svg:y1="3.24074in" svg:x2="12.3316in" svg:y2="4.239in" draw:id="id181" draw:layer="Master1-bg" draw:style-name="a526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27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28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29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30" draw:name="Straight Connector 11">
          <svg:title/>
          <svg:desc/>
        </draw:connector>
      </draw:g>
      <draw:frame draw:id="id175" presentation:style-name="a507" draw:name="Title 1" svg:x="0.74826in" svg:y="0.75in" svg:width="11in" svg:height="3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176" presentation:style-name="a511" draw:name="Text Placeholder 9" svg:x="0.74826in" svg:y="4.2963in" svg:width="9.33333in" svg:height="0.91667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z les styles du texte du masque</text:span></text:p>
            </text:list-item>
          </text:list>
        </draw:text-box>
        <svg:title/>
        <svg:desc/>
      </draw:frame>
      <draw:frame draw:id="id177" presentation:style-name="a515" draw:name="Text Placeholder 2" svg:x="0.74826in" svg:y="5.21296in" svg:width="9.33333in" svg:height="1.34259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Modifiez les styles du texte du masque</text:span></text:p>
            </text:list-item>
          </text:list>
        </draw:text-box>
        <svg:title/>
        <svg:desc/>
      </draw:frame>
      <draw:frame draw:id="id178" presentation:style-name="a519" draw:name="Date Placeholder 3" svg:x="10.8316in" svg:y="6.75in" svg:width="1.75in" svg:height="0.39931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5/19/2014</text:date></text:span></text:p>
        </draw:text-box>
        <svg:title/>
        <svg:desc/>
      </draw:frame>
      <draw:frame draw:id="id179" presentation:style-name="a522" draw:name="Footer Placeholder 4" svg:x="0.74826in" svg:y="6.75in" svg:width="8.25in" svg:height="0.39931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180" presentation:style-name="a525" draw:name="Slide Number Placeholder 5" svg:x="11.33333in" svg:y="6.10069in" svg:width="1.24917in" svg:height="0.73264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532">
      <draw:g draw:name="Group 6" draw:id="id186">
        <svg:title/>
        <svg:desc/>
        <draw:connector draw:type="line" svg:x1="13.32986in" svg:y1="3.24074in" svg:x2="12.3316in" svg:y2="4.239in" draw:id="id192" draw:layer="Master1-bg" draw:style-name="a564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65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66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67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68" draw:name="Straight Connector 11">
          <svg:title/>
          <svg:desc/>
        </draw:connector>
      </draw:g>
      <draw:frame draw:id="id187" presentation:style-name="a536" draw:name="Title 1" svg:x="0.74826in" svg:y="4.90741in" svg:width="9.33333in" svg:height="1.64815in" presentation:class="title" presentation:placeholder="false">
        <draw:text-box>
          <text:p text:style-name="a535" text:class-names="" text:cond-style-name=""><text:span text:style-name="a533" text:class-names="">Modifiez le style du titre</text:span><text:span text:style-name="a534" text:class-names=""/></text:p>
        </draw:text-box>
        <svg:title/>
        <svg:desc/>
      </draw:frame>
      <draw:frame draw:id="id188" presentation:style-name="a553" draw:name="Vertical Text Placeholder 2" svg:x="0.74826in" svg:y="0.75in" svg:width="9.33333in" svg:height="3.9537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Modifiez les styles du texte du masque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Deuxième niveau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Cinquième niveau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57" draw:name="Date Placeholder 3" svg:x="10.8316in" svg:y="6.75in" svg:width="1.75in" svg:height="0.39931in" presentation:class="date-time" presentation:placeholder="false">
        <draw:text-box>
          <text:p text:style-name="a556" text:class-names="" text:cond-style-name=""><text:span text:style-name="a554" text:class-names=""><text:date text:fixed="false" style:data-style-name="a555">5/19/2014</text:date></text:span></text:p>
        </draw:text-box>
        <svg:title/>
        <svg:desc/>
      </draw:frame>
      <draw:frame draw:id="id190" presentation:style-name="a560" draw:name="Footer Placeholder 4" svg:x="0.74826in" svg:y="6.75in" svg:width="8.2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191" presentation:style-name="a563" draw:name="Slide Number Placeholder 5" svg:x="11.33333in" svg:y="6.10069in" svg:width="1.24917in" svg:height="0.73264in" presentation:class="page-number" presentation:placeholder="false">
        <draw:text-box>
          <text:p text:style-name="a562" text:class-names="" text:cond-style-name=""><text:span text:style-name="a561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70">
      <draw:g draw:name="Group 6" draw:id="id197">
        <svg:title/>
        <svg:desc/>
        <draw:connector draw:type="line" svg:x1="13.32986in" svg:y1="3.24074in" svg:x2="12.3316in" svg:y2="4.239in" draw:id="id203" draw:layer="Master1-bg" draw:style-name="a602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03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04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05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06" draw:name="Straight Connector 11">
          <svg:title/>
          <svg:desc/>
        </draw:connector>
      </draw:g>
      <draw:frame draw:id="id198" presentation:style-name="a574" draw:name="Vertical Title 1" svg:x="9.49826in" svg:y="0.75in" svg:width="2.25in" svg:height="5in" presentation:class="title" presentation:placeholder="false">
        <draw:text-box>
          <text:p text:style-name="a573" text:class-names="" text:cond-style-name=""><text:span text:style-name="a571" text:class-names="">Modifiez le style du titre</text:span><text:span text:style-name="a572" text:class-names=""/></text:p>
        </draw:text-box>
        <svg:title/>
        <svg:desc/>
      </draw:frame>
      <draw:frame draw:id="id199" presentation:style-name="a591" draw:name="Vertical Text Placeholder 2" svg:x="0.75in" svg:y="0.75in" svg:width="8.55556in" svg:height="5.80556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z les styles du texte du masque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euxième niveau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Cinquième niveau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95" draw:name="Date Placeholder 3" svg:x="10.8316in" svg:y="6.75in" svg:width="1.75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5/19/2014</text:date></text:span></text:p>
        </draw:text-box>
        <svg:title/>
        <svg:desc/>
      </draw:frame>
      <draw:frame draw:id="id201" presentation:style-name="a598" draw:name="Footer Placeholder 4" svg:x="0.74826in" svg:y="6.75in" svg:width="8.2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202" presentation:style-name="a601" draw:name="Slide Number Placeholder 5" svg:x="11.33333in" svg:y="6.10069in" svg:width="1.24917in" svg:height="0.7326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RIF Aigle</dc:title>
    <meta:initial-creator>Yann Moreillon</meta:initial-creator>
    <dc:creator>Yann Moreillon</dc:creator>
    <meta:creation-date>2014-05-19T13:34:04Z</meta:creation-date>
    <dc:date>2014-05-19T13:42:19Z</dc:date>
    <meta:template xlink:href="Slice" xlink:type="simple"/>
    <meta:editing-cycles>1</meta:editing-cycles>
    <meta:editing-duration>PT401S</meta:editing-duration>
    <meta:document-statistic meta:paragraph-count="3" meta:word-count="23"/>
  </office:meta>
</office:document-meta>
</file>